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939393" draw:textarea-horizontal-align="justify" draw:textarea-vertical-align="middle" draw:auto-grow-height="false" fo:min-height="12.324cm" fo:min-width="12.074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1.426cm" fo:min-width="11.176cm"/>
    </style:style>
    <style:style style:name="gr3" style:family="graphic" style:parent-style-name="standard">
      <style:graphic-properties draw:stroke="none" draw:stroke-dash="Dashed_20__28_var_29__20_4" svg:stroke-width="0cm" draw:stroke-linejoin="none" svg:stroke-linecap="butt" draw:fill="solid" draw:fill-color="#7f00fe" draw:textarea-horizontal-align="center" draw:textarea-vertical-align="middle"/>
    </style:style>
    <style:style style:name="gr4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draw:stroke-dash="Dashed_20__28_var_29__20_4" svg:stroke-width="0cm" draw:stroke-linejoin="none" svg:stroke-linecap="butt" draw:fill="solid" draw:fill-color="#007ffe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4" svg:stroke-width="0cm" draw:stroke-linejoin="none" svg:stroke-linecap="butt" draw:fill="solid" draw:fill-color="#00ffff" draw:textarea-horizontal-align="center" draw:textarea-vertical-align="middle"/>
    </style:style>
    <style:style style:name="gr7" style:family="graphic" style:parent-style-name="standard">
      <style:graphic-properties draw:stroke="none" draw:stroke-dash="Dashed_20__28_var_29__20_4" svg:stroke-width="0cm" draw:stroke-linejoin="none" svg:stroke-linecap="butt" draw:fill="solid" draw:fill-color="#7ffe00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ffff00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solid" draw:fill-color="#fe7f00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solid" draw:fill-color="#ff0000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fe007f" draw:textarea-horizontal-align="center" draw:textarea-vertical-align="middle"/>
      <style:paragraph-properties style:writing-mode="lr-tb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7.834cm" fo:min-width="7.58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8cm" fo:min-width="0cm"/>
      <style:paragraph-properties style:writing-mode="lr-tb"/>
    </style:style>
    <style:style style:name="gr15" style:family="graphic" style:parent-style-name="standard">
      <style:graphic-properties draw:stroke="none" draw:stroke-dash="Dashed_20__28_var_29__20_4" svg:stroke-width="0cm" draw:stroke-linejoin="none" svg:stroke-linecap="butt" draw:fill="solid" draw:fill-color="#840000" draw:textarea-horizontal-align="center" draw:textarea-vertical-align="middle"/>
    </style:style>
    <style:style style:name="gr16" style:family="graphic" style:parent-style-name="standard">
      <style:graphic-properties draw:stroke="none" draw:stroke-dash="Dashed_20__28_var_29__20_4" svg:stroke-width="0cm" draw:stroke-linejoin="none" svg:stroke-linecap="butt" draw:fill="solid" draw:fill-color="#004f9e" draw:textarea-horizontal-align="center" draw:textarea-vertical-align="middle"/>
    </style:style>
    <style:style style:name="gr17" style:family="graphic" style:parent-style-name="standard">
      <style:graphic-properties draw:stroke="none" draw:stroke-dash="Dashed_20__28_var_29__20_4" svg:stroke-width="0cm" draw:stroke-linejoin="none" svg:stroke-linecap="butt" draw:fill="solid" draw:fill-color="#008400" draw:textarea-horizontal-align="center" draw:textarea-vertical-align="middle"/>
    </style:style>
    <style:style style:name="gr18" style:family="graphic" style:parent-style-name="standard">
      <style:graphic-properties draw:stroke="none" draw:stroke-dash="Dashed_20__28_var_29__20_4" svg:stroke-width="0cm" draw:stroke-linejoin="none" svg:stroke-linecap="butt" draw:fill="solid" draw:fill-color="#9c9c00" draw:textarea-horizontal-align="center" draw:textarea-vertical-align="middle"/>
    </style:style>
    <style:style style:name="gr19" style:family="graphic" style:parent-style-name="standard">
      <style:graphic-properties draw:stroke="solid"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2.444cm" fo:min-width="2.194cm" fo:padding-top="0.176cm" fo:padding-bottom="0.176cm" fo:padding-left="0.301cm" fo:padding-right="0.301cm"/>
    </style:style>
    <style:style style:name="gr20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stroke="solid" svg:stroke-width="0.102cm" svg:stroke-color="#000000" draw:marker-start-width="0.356cm" draw:marker-end-width="0.356cm" draw:fill="solid" draw:fill-color="#ffff00" draw:textarea-horizontal-align="justify" draw:textarea-vertical-align="middle" draw:auto-grow-height="false" fo:min-height="0.546cm" fo:min-width="0.296cm" fo:padding-top="0.176cm" fo:padding-bottom="0.176cm" fo:padding-left="0.301cm" fo:padding-right="0.301cm"/>
    </style:style>
    <style:style style:name="P1" style:family="paragraph">
      <loext:graphic-properties draw:fill="solid" draw:fill-color="#939393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7f00fe"/>
      <style:paragraph-properties fo:text-align="center"/>
    </style:style>
    <style:style style:name="P4" style:family="paragraph">
      <loext:graphic-properties draw:fill="solid" draw:fill-color="#007ffe"/>
      <style:paragraph-properties fo:text-align="center"/>
    </style:style>
    <style:style style:name="P5" style:family="paragraph">
      <loext:graphic-properties draw:fill="solid" draw:fill-color="#00ffff"/>
      <style:paragraph-properties fo:text-align="center"/>
    </style:style>
    <style:style style:name="P6" style:family="paragraph">
      <loext:graphic-properties draw:fill="solid" draw:fill-color="#7ffe00"/>
      <style:paragraph-properties fo:text-align="center"/>
    </style:style>
    <style:style style:name="P7" style:family="paragraph">
      <loext:graphic-properties draw:fill="solid" draw:fill-color="#ffff00"/>
      <style:paragraph-properties fo:text-align="center"/>
    </style:style>
    <style:style style:name="P8" style:family="paragraph">
      <loext:graphic-properties draw:fill="solid" draw:fill-color="#fe7f00"/>
      <style:paragraph-properties fo:text-align="center"/>
    </style:style>
    <style:style style:name="P9" style:family="paragraph">
      <loext:graphic-properties draw:fill="solid" draw:fill-color="#ff0000"/>
      <style:paragraph-properties fo:text-align="center"/>
    </style:style>
    <style:style style:name="P10" style:family="paragraph">
      <loext:graphic-properties draw:fill="solid" draw:fill-color="#fe007f"/>
      <style:paragraph-properties fo:text-align="center"/>
    </style:style>
    <style:style style:name="P11" style:family="paragraph">
      <loext:graphic-properties draw:fill="none" draw:fill-color="#ffffff"/>
      <style:text-properties style:font-name="Atkinson Hyperlegible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solid" draw:fill-color="#840000"/>
      <style:paragraph-properties fo:text-align="center"/>
    </style:style>
    <style:style style:name="P13" style:family="paragraph">
      <loext:graphic-properties draw:fill="solid" draw:fill-color="#004f9e"/>
      <style:paragraph-properties fo:text-align="center"/>
    </style:style>
    <style:style style:name="P14" style:family="paragraph">
      <loext:graphic-properties draw:fill="solid" draw:fill-color="#008400"/>
      <style:paragraph-properties fo:text-align="center"/>
    </style:style>
    <style:style style:name="P15" style:family="paragraph">
      <loext:graphic-properties draw:fill="solid" draw:fill-color="#9c9c00"/>
      <style:paragraph-properties fo:text-align="center"/>
    </style:style>
    <style:style style:name="P16" style:family="paragraph">
      <style:text-properties fo:color="#ffffff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ffffff" style:font-name="Atkinson Hyperlegible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solid"/>
      <style:paragraph-properties fo:text-align="center"/>
    </style:style>
    <style:style style:name="T1" style:family="text">
      <style:text-properties style:font-name="Atkinson Hyperlegible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ff" style:font-name="Atkinson Hyperlegi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17.78cm" svg:x="1.916cm" svg:y="5.0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16.51cm" svg:height="16.51cm" svg:x="2.55cm" svg:y="5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3" draw:text-style-name="P3" draw:layer="layout" svg:width="7.27cm" svg:height="6.435cm" svg:x="3.546cm" svg:y="6.273cm" svg:viewBox="0 0 7271 6436" svg:d="M7271 0c-807 0-1609 127-2377 376s-1491 618-2145 1093c-653 474-1227 1048-1701 1701-447 615-800 1292-1048 2009 1212 419 2424 838 3636 1257 124-359 300-698 523-1005 238-326 525-613 851-851 327-237 689-421 1072-546 384-125 785-188 1189-188 0-1282 0-2564 0-3846z">
          <text:p/>
        </draw:path>
        <draw:path draw:style-name="gr4" draw:text-style-name="P2" draw:layer="layout" svg:width="3.728cm" svg:height="1.4cm" svg:x="3.453cm" svg:y="11.452cm" svg:viewBox="0 0 3729 1401" svg:d="M93 0c-33 96-64 192-93 288 1227 371 2455 742 3682 1113 15-49 30-97 47-144-1212-419-2424-838-3636-1257z">
          <text:p/>
        </draw:path>
        <draw:path draw:style-name="gr5" draw:text-style-name="P4" draw:layer="layout" svg:width="3.931cm" svg:height="1.677cm" svg:x="3.203cm" svg:y="11.74cm" svg:viewBox="0 0 3932 1678" svg:d="M250 0c-112 370-195 748-250 1131 1269 182 2538 365 3807 547 27-191 69-380 125-565-1228-371-2455-742-3682-1113z">
          <text:p/>
        </draw:path>
        <draw:path draw:style-name="gr6" draw:text-style-name="P5" draw:layer="layout" svg:width="9.987cm" svg:height="8.485cm" svg:x="3.125cm" svg:y="13.171cm" svg:viewBox="0 0 9988 8486" svg:d="M41 0c-28 264-41 529-41 794 0 807 127 1609 376 2377s618 1491 1093 2145c474 653 1048 1227 1701 1701 654 475 1377 844 2145 1093 768 248 1570 376 2377 376 778 0 1553-119 2296-351-383-1223-766-2447-1149-3670-371 116-758 175-1147 175-404 0-805-63-1189-188-383-125-745-309-1072-546-326-238-613-525-851-851-237-327-421-689-546-1072-125-384-188-785-188-1189 0-133 7-265 20-397-1275-132-2550-265-3825-397z">
          <text:p/>
        </draw:path>
        <draw:path draw:style-name="gr7" draw:text-style-name="P6" draw:layer="layout" svg:width="2.586cm" svg:height="3.924cm" svg:x="12.108cm" svg:y="17.285cm" svg:viewBox="0 0 2587 3925" svg:d="M1292 3925c449-161 883-363 1295-603-646-1107-1293-2215-1939-3322-206 121-423 222-648 302 431 1208 861 2415 1292 3623z">
          <text:p/>
        </draw:path>
        <draw:path draw:style-name="gr8" draw:text-style-name="P7" draw:layer="layout" svg:width="5.623cm" svg:height="6.72cm" svg:x="12.885cm" svg:y="13.729cm" svg:viewBox="0 0 5624 6721" svg:d="M2069 6721c130-83 258-171 384-262 653-474 1227-1048 1701-1701 475-654 844-1377 1093-2145s377-1570 377-2377c0-79-2-157-4-236-1282 39-2564 79-3845 118 2 39 2 79 2 118 0 404-63 805-188 1189-125 383-309 745-546 1072-238 326-525 613-851 851-63 45-127 89-192 130 690 1081 1379 2162 2069 3243z">
          <text:p/>
        </draw:path>
        <draw:path draw:style-name="gr9" draw:text-style-name="P8" draw:layer="layout" svg:width="4.987cm" svg:height="5.235cm" svg:x="13.502cm" svg:y="8.46cm" svg:viewBox="0 0 4988 5236" svg:d="M4988 4967c-44-625-164-1243-358-1839-249-768-618-1491-1093-2145-255-351-539-680-850-983-896 917-1791 1835-2687 2752 156 152 298 317 426 492 237 327 421 689 546 1072 97 299 157 607 179 920 1279-90 2558-180 3837-269z">
          <text:p/>
        </draw:path>
        <draw:path draw:style-name="gr10" draw:text-style-name="P9" draw:layer="layout" svg:width="3.064cm" svg:height="3.605cm" svg:x="12.903cm" svg:y="7.503cm" svg:viewBox="0 0 3065 3606" svg:d="M3065 750c-306-276-633-527-979-750-695 1077-1391 2154-2086 3231 173 112 336 237 489 375 859-952 1717-1904 2576-2856z">
          <text:p/>
        </draw:path>
        <draw:path draw:style-name="gr11" draw:text-style-name="P10" draw:layer="layout" svg:width="3.764cm" svg:height="4.375cm" svg:x="10.967cm" svg:y="6.278cm" svg:viewBox="0 0 3765 4376" svg:d="M3765 1066c-486-288-1002-521-1539-695-671-218-1369-343-2075-371-50 1281-101 2563-151 3844 353 14 702 76 1038 185 268 87 526 204 769 347 653-1104 1305-2207 1958-3310z">
          <text:p/>
        </draw:path>
        <draw:custom-shape draw:style-name="gr12" draw:text-style-name="P2" draw:layer="layout" svg:width="11.43cm" svg:height="11.43cm" svg:x="5.089cm" svg:y="8.2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3" draw:text-style-name="P11" draw:layer="layout" svg:width="1.548cm" svg:height="1.136cm" svg:x="11.898cm" svg:y="6.969cm">
          <draw:text-box>
            <text:p><text:span text:style-name="T1">%j</text:span></text:p>
          </draw:text-box>
        </draw:frame>
        <draw:frame draw:style-name="gr13" draw:text-style-name="P11" draw:layer="layout" svg:width="1.594cm" svg:height="1.136cm" svg:x="14.208cm" svg:y="7.992cm">
          <draw:text-box>
            <text:p><text:span text:style-name="T1">%i</text:span></text:p>
          </draw:text-box>
        </draw:frame>
        <draw:frame draw:style-name="gr13" draw:text-style-name="P11" draw:layer="layout" svg:width="1.831cm" svg:height="1.136cm" svg:x="15.986cm" svg:y="10.398cm">
          <draw:text-box>
            <text:p><text:span text:style-name="T1">%g</text:span></text:p>
          </draw:text-box>
        </draw:frame>
        <draw:frame draw:style-name="gr13" draw:text-style-name="P11" draw:layer="layout" svg:width="1.806cm" svg:height="1.136cm" svg:x="15.962cm" svg:y="16.621cm">
          <draw:text-box>
            <text:p><text:span text:style-name="T1">%e</text:span></text:p>
          </draw:text-box>
        </draw:frame>
        <draw:frame draw:style-name="gr13" draw:text-style-name="P11" draw:layer="layout" svg:width="1.793cm" svg:height="1.136cm" svg:x="6.334cm" svg:y="7.858cm">
          <draw:text-box>
            <text:p><text:span text:style-name="T1">%a</text:span></text:p>
          </draw:text-box>
        </draw:frame>
        <draw:frame draw:style-name="gr14" draw:text-style-name="P11" draw:layer="layout" svg:width="1.905cm" svg:height="1.136cm" svg:x="3.347cm" svg:y="12cm">
          <draw:text-box>
            <text:p><text:span text:style-name="T1">%b</text:span></text:p>
          </draw:text-box>
        </draw:frame>
        <draw:frame draw:style-name="gr13" draw:text-style-name="P11" draw:layer="layout" svg:width="1.768cm" svg:height="1.136cm" svg:x="5.375cm" svg:y="18.406cm">
          <draw:text-box>
            <text:p><text:span text:style-name="T1">%c</text:span></text:p>
          </draw:text-box>
        </draw:frame>
        <draw:frame draw:style-name="gr13" draw:text-style-name="P11" draw:layer="layout" svg:width="1.831cm" svg:height="1.136cm" svg:x="12.655cm" svg:y="19.542cm">
          <draw:text-box>
            <text:p><text:span text:style-name="T1">%d</text:span></text:p>
          </draw:text-box>
        </draw:frame>
        <draw:path draw:style-name="gr15" draw:text-style-name="P12" draw:layer="layout" svg:width="2.412cm" svg:height="2.843cm" svg:x="8.405cm" svg:y="8.885cm" svg:viewBox="0 0 2413 2844" svg:d="M2413 0c-533 0-1063 84-1570 248-292 95-574 216-843 361 402 745 804 1490 1207 2235 134-72 275-132 420-180 254-83 519-124 786-124 0-847 0-1693 0-2540z">
          <text:p/>
        </draw:path>
        <draw:path draw:style-name="gr16" draw:text-style-name="P13" draw:layer="layout" svg:width="9.295cm" svg:height="9.487cm" svg:x="5.737cm" svg:y="9.557cm" svg:viewBox="0 0 9296 9488" svg:d="M2553 0c-158 91-312 190-459 298-432 313-811 692-1124 1123-314 432-557 910-722 1417-164 507-248 1036-248 1569s84 1063 248 1570c165 507 408 985 722 1417 313 431 692 810 1124 1123 431 314 909 557 1416 722 507 164 1037 249 1570 249s1063-85 1570-249c507-165 985-408 1416-722 432-313 811-692 1124-1123 36-50 72-101 106-152-703-473-1405-945-2108-1417-17 25-35 50-53 76-157 215-346 404-562 562-216 156-455 278-708 360-253 83-518 124-785 124s-532-41-785-124c-253-82-492-204-708-360-216-158-405-347-562-562-157-216-278-455-361-708-82-254-124-519-124-786 0-266 42-531 124-785 83-253 204-492 361-708 157-215 346-405 562-562 74-53 150-103 230-148-422-735-843-1469-1264-2204z">
          <text:p/>
        </draw:path>
        <draw:path draw:style-name="gr17" draw:text-style-name="P14" draw:layer="layout" svg:width="2.935cm" svg:height="2.723cm" svg:x="12.961cm" svg:y="13.965cm" svg:viewBox="0 0 2936 2724" svg:d="M2144 2724c229-360 412-749 544-1155 164-506 248-1035 248-1568-846-1-1693-1-2540-1 0 266-41 531-124 785-66 202-157 396-272 577 715 454 1429 908 2144 1362z">
          <text:p/>
        </draw:path>
        <draw:path draw:style-name="gr18" draw:text-style-name="P15" draw:layer="layout" svg:width="5.012cm" svg:height="5.013cm" svg:x="10.883cm" svg:y="8.886cm" svg:viewBox="0 0 5013 5014" svg:d="M5013 4950c-12-490-95-976-247-1441-164-508-408-985-722-1417-313-431-692-810-1123-1123-432-314-909-558-1417-722-464-151-949-234-1439-247-21 846-43 1693-65 2539 244 7 487 48 720 124 253 82 492 204 708 360 215 157 405 347 562 562 156 216 278 455 360 708 76 233 118 476 124 721 846-22 1693-43 2539-64z">
          <text:p/>
        </draw:path>
        <draw:frame draw:style-name="gr13" draw:text-style-name="P17" draw:layer="layout" svg:width="2.437cm" svg:height="1.136cm" svg:x="6.437cm" svg:y="15.278cm">
          <draw:text-box>
            <text:p text:style-name="P16"><text:span text:style-name="T2">hoon</text:span></text:p>
          </draw:text-box>
        </draw:frame>
        <draw:frame draw:style-name="gr13" draw:text-style-name="P17" draw:layer="layout" svg:width="2.229cm" svg:height="1.136cm" svg:x="8.693cm" svg:y="9.516cm">
          <draw:text-box>
            <text:p text:style-name="P16"><text:span text:style-name="T2">arvo</text:span></text:p>
          </draw:text-box>
        </draw:frame>
        <draw:frame draw:style-name="gr13" draw:text-style-name="P17" draw:layer="layout" svg:width="2.352cm" svg:height="1.136cm" svg:x="12.152cm" svg:y="10.659cm">
          <draw:text-box>
            <text:p text:style-name="P16"><text:span text:style-name="T2">zuse</text:span></text:p>
          </draw:text-box>
        </draw:frame>
        <draw:frame draw:style-name="gr13" draw:text-style-name="P17" draw:layer="layout" svg:width="1.785cm" svg:height="1.136cm" svg:x="13.692cm" svg:y="14.435cm">
          <draw:text-box>
            <text:p text:style-name="P16"><text:span text:style-name="T2">lull</text:span></text:p>
          </draw:text-box>
        </draw:frame>
        <draw:custom-shape draw:style-name="gr19" draw:text-style-name="P2" draw:layer="layout" svg:width="3.81cm" svg:height="3.81cm" svg:x="8.9cm" svg:y="12.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0" draw:text-style-name="P18" draw:layer="layout" svg:x1="10.779cm" svg:y1="13.927cm" svg:x2="12.684cm" svg:y2="13.927cm">
          <text:p/>
        </draw:line>
        <draw:custom-shape draw:style-name="gr21" draw:text-style-name="P7" draw:layer="layout" svg:width="1.27cm" svg:height="1.27cm" svg:x="10.171cm" svg:y="13.3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tkinson Hyperlegible" svg:font-family="'Atkinson Hyperlegibl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10:51:16.763221629</meta:creation-date>
    <dc:date>2021-10-12T11:14:13.411957111</dc:date>
    <meta:editing-duration>PT20M31S</meta:editing-duration>
    <meta:editing-cycles>4</meta:editing-cycles>
    <meta:generator>LibreOffice/6.4.7.2$Linux_X86_64 LibreOffice_project/40$Build-2</meta:generator>
    <meta:document-statistic meta:object-count="31"/>
  </office:meta>
</office:document-meta>
</file>